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918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13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83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608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8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3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style:paragraph-properties fo:margin-left="0cm" fo:margin-right="0cm" fo:margin-top="0cm" fo:margin-bottom="0cm" fo:text-indent="0.318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10" style:family="paragraph">
      <loext:graphic-properties draw:fill="none" draw:fill-color="#ffffff"/>
      <style:text-properties fo:color="#000000" style:font-name="Segoe UI Semibold1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11" style:family="paragraph">
      <style:paragraph-properties fo:margin-left="0cm" fo:margin-right="0cm" fo:margin-top="0cm" fo:margin-bottom="0cm" fo:text-align="center" fo:text-indent="0.318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font-style="italic" fo:text-shadow="1pt 1pt" style:font-size-asian="26pt" style:font-style-asian="italic" style:font-size-complex="26pt" style:font-style-complex="italic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1" fo:font-size="8.5pt" fo:font-style="italic" fo:text-shadow="none" style:font-name-asian="Segoe UI1" style:font-size-asian="8.5pt" style:font-style-asian="italic" style:font-name-complex="Segoe UI1" style:font-size-complex="8.5pt" style:font-style-complex="italic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1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egoe UI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9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" style:family="text">
      <style:text-properties fo:color="#000000" style:text-position="33% 58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1" style:family="text">
      <style:text-properties fo:color="#000000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2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687cm">
          <draw:text-box>
            <text:p text:style-name="P1"><text:span text:style-name="T1">HOLY GOSPEL</text:span></text:p>
            <text:p text:style-name="P1"><text:span text:style-name="T2">Mark 6:1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4.552cm" svg:height="9.269cm" svg:x="1.778cm" svg:y="0.891cm">
          <draw:text-box>
            <text:p text:style-name="P4"><text:span text:style-name="T3">1</text:span><text:span text:style-name="T4">[Jesus] went away from there and came to his hometown, and his disciples followed him. </text:span></text:p>
            <text:p text:style-name="P5"><text:span text:style-name="T3">2</text:span><text:span text:style-name="T4">And on the Sabbath he began to teach in the synagogue, and many who heard him were astonished, saying, “Where did this man get these thing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6" draw:layer="layout" svg:width="25.146cm" svg:height="7.766cm" svg:x="1.294cm" svg:y="0.762cm">
          <draw:text-box>
            <text:p text:style-name="P4"><text:span text:style-name="T4">What is the wisdom given to him? How are such mighty works done by his hands? </text:span><text:span text:style-name="T3">3</text:span><text:span text:style-name="T4">Is not this the carpenter, the son of Mary and brother of James and Joses and Judas and Simon? And are not his sisters here with us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6" draw:layer="layout" svg:width="25.146cm" svg:height="6.263cm" svg:x="1.294cm" svg:y="0.763cm">
          <draw:text-box>
            <text:p text:style-name="P4"><text:span text:style-name="T4">And they took offense at him. </text:span><text:span text:style-name="T3">4</text:span><text:span text:style-name="T4">And Jesus said to them, “A prophet is not without honor, except in his hometown and among his relatives and in his own househol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8" draw:layer="layout" svg:width="25.146cm" svg:height="8.168cm" svg:x="1.524cm" svg:y="0.976cm">
          <draw:text-box>
            <text:p text:style-name="P5"><text:span text:style-name="T3">5</text:span><text:span text:style-name="T4">And he could do no mighty work there, except that he laid his hands on a few sick people and healed them. </text:span><text:span text:style-name="T3">6</text:span><text:span text:style-name="T4">And he marveled because of their unbelief. And he went about among the villages teaching.</text:span></text:p>
            <text:p text:style-name="P7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9" draw:layer="layout" svg:width="24.638cm" svg:height="7.766cm" svg:x="2.032cm" svg:y="0.616cm">
          <draw:text-box>
            <text:p text:style-name="P4"><text:span text:style-name="T3">7</text:span><text:span text:style-name="T4">And he called the twelve and began to send them out two by two, and gave them authority over the unclean spirits. </text:span><text:span text:style-name="T3">8</text:span><text:span text:style-name="T4">He charged them to take nothing for their journey except a staff-no bread, no bag, no money in their belts-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9" draw:layer="layout" svg:width="24.638cm" svg:height="7.766cm" svg:x="1.778cm" svg:y="0.762cm">
          <draw:text-box>
            <text:p text:style-name="P4"><text:span text:style-name="T3">9</text:span><text:span text:style-name="T4">but to wear sandals and not put on two tunics. </text:span></text:p>
            <text:p text:style-name="P4"><text:span text:style-name="T3">10</text:span><text:span text:style-name="T4">And he said to them, “Whenever you enter a house, stay there until you depart from there. </text:span></text:p>
            <text:p text:style-name="P4"><text:span text:style-name="T3">11</text:span><text:span text:style-name="T4">And if any place will not receive you and they will not listen to you, when you leav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4" draw:text-style-name="P10" draw:layer="layout" svg:width="25.4cm" svg:height="7.766cm" svg:x="1.294cm" svg:y="0.762cm">
          <draw:text-box>
            <text:p text:style-name="P4"><text:span text:style-name="T4">shake off the dust that is on your feet as a testimony against them.” </text:span><text:span text:style-name="T3">12</text:span><text:span text:style-name="T4">So they went out and proclaimed that people should repent. </text:span><text:span text:style-name="T3">13</text:span><text:span text:style-name="T4">And they cast out many demons and anointed with oil many who were sick and healed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7" draw:text-style-name="P2" draw:layer="layout" svg:width="25.654cm" svg:height="3.063cm" svg:x="1.27cm" svg:y="0.762cm">
          <draw:text-box>
            <text:p text:style-name="P1"><text:span text:style-name="T1">EPISTLE</text:span></text:p>
            <text:p text:style-name="P11"><text:span text:style-name="T2">2 Corinthians 12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1T0">
        <draw:frame draw:style-name="gr8" draw:text-style-name="P6" draw:layer="layout" svg:width="24.892cm" svg:height="5.08cm" svg:x="1.524cm" svg:y="1.016cm">
          <draw:text-box>
            <text:p text:style-name="P4"><text:span text:style-name="T3">1</text:span><text:span text:style-name="T4">I must go on boasting. Though there is nothing to be gained by it, I will go on to visions and revelations of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2" presentation:presentation-page-layout-name="AL1T0">
        <draw:frame draw:style-name="gr9" draw:text-style-name="P6" draw:layer="layout" svg:width="24.892cm" svg:height="6.858cm" svg:x="1.524cm" svg:y="1.016cm">
          <draw:text-box>
            <text:p text:style-name="P4"><text:span text:style-name="T6">2</text:span><text:span text:style-name="T7">I know a man in Christ who fourteen years ago was caught up to the third heaven - </text:span><text:span text:style-name="T4">whether in the body or out of the body I do not know, God know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3" presentation:presentation-page-layout-name="AL1T0">
        <draw:frame draw:style-name="gr9" draw:text-style-name="P12" draw:layer="layout" svg:width="25.4cm" svg:height="6.858cm" svg:x="1.524cm" svg:y="1.016cm">
          <draw:text-box>
            <text:p text:style-name="P4"><text:span text:style-name="T3">3</text:span><text:span text:style-name="T4">And I know that this man was caught up into paradise-whether in the body or out of the body I do not know, God knows - </text:span><text:span text:style-name="T3">4</text:span><text:span text:style-name="T4">and he heard things that cannot be told, which man may not utter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4" presentation:presentation-page-layout-name="AL1T0">
        <draw:frame draw:style-name="gr10" draw:text-style-name="P6" draw:layer="layout" svg:width="25.11cm" svg:height="5.114cm" svg:x="1.586cm" svg:y="0.982cm">
          <draw:text-box>
            <text:p text:style-name="P4"><text:span text:style-name="T3">5</text:span><text:span text:style-name="T4">On behalf of this man I will boast, but on my own behalf I will not boast, except of my weakness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5" presentation:presentation-page-layout-name="AL1T0">
        <draw:frame draw:style-name="gr4" draw:text-style-name="P6" draw:layer="layout" svg:width="25.11cm" svg:height="7.766cm" svg:x="1.586cm" svg:y="0.982cm">
          <draw:text-box>
            <text:p text:style-name="P4"><text:span text:style-name="T6">6</text:span><text:span text:style-name="T7">Though if I should wish to boast, I would not be a fool, for I would be speaking the truth. </text:span><text:span text:style-name="T4">But I refrain from it, so that no one may think more of me than he sees in me or hears from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6" presentation:presentation-page-layout-name="AL1T0">
        <draw:frame draw:style-name="gr5" draw:text-style-name="P6" draw:layer="layout" svg:width="24.892cm" svg:height="6.263cm" svg:x="1.319cm" svg:y="0.87cm">
          <draw:text-box>
            <text:p text:style-name="P4"><text:span text:style-name="T7"><text:s/></text:span><text:span text:style-name="T6">7</text:span><text:span text:style-name="T7">So to keep me from being too elated by the surpassing greatness of the revelations, a thorn was given me in the flesh, </text:span><text:span text:style-name="T9">a messenger of Satan to harass me, to keep me from being too ela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7" presentation:presentation-page-layout-name="AL1T0">
        <draw:frame draw:style-name="gr11" draw:text-style-name="P6" draw:layer="layout" svg:width="25.146cm" svg:height="6.845cm" svg:x="1.609cm" svg:y="1.029cm">
          <draw:text-box>
            <text:p text:style-name="P4"><text:span text:style-name="T3">8</text:span><text:span text:style-name="T4">Three times I pleaded with the Lord about this, that it should leave me. </text:span></text:p>
            <text:p text:style-name="P4"><text:span text:style-name="T3">9</text:span><text:span text:style-name="T4">But he said to me, “My grace is sufficient for you, for my power is made perfect in weaknes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8" presentation:presentation-page-layout-name="AL1T0">
        <draw:frame draw:style-name="gr12" draw:text-style-name="P13" draw:layer="layout" svg:width="25.146cm" svg:height="4.901cm" svg:x="1.524cm" svg:y="0.941cm">
          <draw:text-box>
            <text:p text:style-name="P5"><text:span text:style-name="T4">Therefore I will boast all the more gladly of my weaknesses, so that the power of Christ may rest upon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" presentation:presentation-page-layout-name="AL1T0">
        <draw:frame draw:style-name="gr13" draw:text-style-name="P13" draw:layer="layout" svg:width="24.638cm" svg:height="7.483cm" svg:x="1.912cm" svg:y="0.966cm">
          <draw:text-box>
            <text:p text:style-name="P5"><text:span text:style-name="T10">10</text:span><text:span text:style-name="T11">O for the sake of Christ, then, I am content with weaknesses, insults, hardships, persecutions, and calamities. For when I am weak, then I am strong.</text:span></text:p>
            <text:p text:style-name="P5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20:01:30.651000000</meta:creation-date>
    <dc:title>Hymn template</dc:title>
    <meta:editing-duration>PT10M46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7-03T14:42:47.060000000</dc:date>
    <meta:document-statistic meta:object-count="185"/>
    <meta:template xlink:type="simple" xlink:actuate="onRequest" xlink:title="Hymn template" xlink:href="../../AppData/Roaming/LibreOffice/4/user/template/Worship%20Templsates/Hymn%20template.otp" meta:date="2015-07-01T20:01:30.370000000"/>
  </office:meta>
</office:document-meta>
</file>